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C0A1C1C03161F9CE.png" manifest:media-type="image/png"/>
  <manifest:file-entry manifest:full-path="Pictures/10000000000005560000030027CFB1A82C291F55.png" manifest:media-type="image/png"/>
  <manifest:file-entry manifest:full-path="Pictures/100000000000055600000300E046C76BE892A238.png" manifest:media-type="image/png"/>
  <manifest:file-entry manifest:full-path="Pictures/10000000000005560000030012E715E3C5296F8E.png" manifest:media-type="image/png"/>
  <manifest:file-entry manifest:full-path="Pictures/100000000000055600000300EC8AAA7513C58ABC.png" manifest:media-type="image/png"/>
  <manifest:file-entry manifest:full-path="Pictures/1000000000000556000003009FDB3AF18D02D908.png" manifest:media-type="image/png"/>
  <manifest:file-entry manifest:full-path="Pictures/1000000000000556000003004E8BE601EFF71F7F.png" manifest:media-type="image/png"/>
  <manifest:file-entry manifest:full-path="Pictures/10000000000005560000030003F70D672CCB1A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/>
    </style:style>
    <style:style style:name="P3" style:family="paragraph" style:parent-style-name="Standard">
      <style:text-properties style:font-name="Roboto" officeooo:rsid="001f2498" officeooo:paragraph-rsid="001f24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67cm, 9.013cm, 3.501cm, 10.4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6cm, 9.015cm, 3.494cm, 10.7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56cm, 8.003cm, 3.799cm, 11.9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7.945cm, 3.651cm, 12.0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29cm, 6.708cm, 2.512cm, 13.12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0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9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8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6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a variar deu erro nessa bagaça… dizendo que o tip estava behind… etc…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Figura6" text:anchor-type="char" svg:x="3.209cm" svg:y="-0.681cm" svg:width="10.636cm" svg:height="10.416cm" draw:z-index="5"><draw:image xlink:href="Pictures/10000000000005560000030012E715E3C5296F8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Figura7" text:anchor-type="char" svg:x="2.865cm" svg:y="0cm" svg:width="10.398cm" svg:height="10.733cm" draw:z-index="6"><draw:image xlink:href="Pictures/1000000000000556000003009FDB3AF18D02D90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Figura8" text:anchor-type="char" svg:x="2.441cm" svg:y="0.309cm" svg:width="10.795cm" svg:height="10.606cm" draw:z-index="7"><draw:image xlink:href="Pictures/100000000000055600000300EC8AAA7513C58AB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igura9" text:anchor-type="char" svg:x="2.785cm" svg:y="0.309cm" svg:width="10.292cm" svg:height="9.94cm" draw:z-index="8"><draw:image xlink:href="Pictures/1000000000000556000003004E8BE601EFF71F7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10" text:anchor-type="char" svg:x="3.156cm" svg:y="0.203cm" svg:width="10.744cm" svg:height="10.419cm" draw:z-index="9"><draw:image xlink:href="Pictures/10000000000005560000030003F70D672CCB1A1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1T00:27:06.543000000</dc:date>
    <meta:editing-duration>PT2H36M41S</meta:editing-duration>
    <meta:editing-cycles>2</meta:editing-cycles>
    <meta:generator>LibreOffice/7.2.1.2$Windows_X86_64 LibreOffice_project/87b77fad49947c1441b67c559c339af8f3517e22</meta:generator>
    <meta:document-statistic meta:table-count="0" meta:image-count="10" meta:object-count="0" meta:page-count="6" meta:paragraph-count="1" meta:word-count="13" meta:character-count="71" meta:non-whitespace-character-count="59"/>
  </office:meta>
</office:document-meta>
</file>